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6" style:family="table-column">
      <style:table-column-properties style:column-width="1.9805in"/>
    </style:style>
    <style:style style:name="TableColumn27" style:family="table-column">
      <style:table-column-properties style:column-width="0.3895in"/>
    </style:style>
    <style:style style:name="TableColumn28" style:family="table-column">
      <style:table-column-properties style:column-width="0.2472in"/>
    </style:style>
    <style:style style:name="TableColumn29" style:family="table-column">
      <style:table-column-properties style:column-width="1.4611in"/>
    </style:style>
    <style:style style:name="TableColumn30" style:family="table-column">
      <style:table-column-properties style:column-width="0.7534in"/>
    </style:style>
    <style:style style:name="TableColumn31" style:family="table-column">
      <style:table-column-properties style:column-width="2.6111in"/>
    </style:style>
    <style:style style:name="Table25" style:family="table">
      <style:table-properties style:width="7.443in" fo:margin-left="-0.8326in" style:writing-mode="rl-tb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</style:style>
    <style:style style:name="T3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center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>
        <style:tab-stops>
          <style:tab-stop style:type="left" style:position="0.1361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8" style:family="table-row">
      <style:table-row-properties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6" style:family="table-row">
      <style:table-row-properties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3" style:family="table-row">
      <style:table-row-properties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2" style:family="table-row">
      <style:table-row-properties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/>
    </style:style>
    <style:style style:name="TableCell1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justify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>מפעל<text:s/>: בית דפוס גלובס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כתובת:<text:s/></text:p>
          </table:table-cell>
          <table:table-cell table:style-name="TableCell35">
            <text:p text:style-name="P36"/>
          </table:table-cell>
          <table:table-cell table:style-name="TableCell37" table:number-columns-spanned="4">
            <text:p text:style-name="P38"><text:span text:style-name="T39">אצ"ל מ'ס <text:s/>53. אזה"ת ראשון לציון</text:span><text:span text:style-name="T40"><text:s/></text:span><text:span text:style-name="T41">אזור (מערב</text:span><text:span text:style-name="T42"><text:s/>(</text:span></text:p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ייעוד העסק:</text:p>
          </table:table-cell>
          <table:table-cell table:style-name="TableCell46">
            <text:p text:style-name="P47"/>
          </table:table-cell>
          <table:table-cell table:style-name="TableCell48" table:number-columns-spanned="4">
            <text:p text:style-name="P49"><text:s/>בית דפוס.</text:p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היתר רעלים - יש</text:p>
          </table:table-cell>
          <table:table-cell table:style-name="TableCell53" table:number-columns-spanned="3">
            <text:p text:style-name="P54">רמת סיווג:<text:s/></text:p>
          </table:table-cell>
          <table:covered-table-cell/>
          <table:covered-table-cell/>
          <table:table-cell table:style-name="TableCell55">
            <text:p text:style-name="P56"><text:span text:style-name="T57">C</text:span><text:span text:style-name="T58">.</text:span></text:p>
          </table:table-cell>
          <table:table-cell table:style-name="TableCell59">
            <text:p text:style-name="P60">אישור כבאות:יש.</text:p>
          </table:table-cell>
        </table:table-row>
        <table:table-row table:style-name="TableRow61"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P65"><text:tab/>חומרים<text:s/>מסוכנים<text:s/>במפעל.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שם החומר+ או"ם</text:p>
          </table:table-cell>
          <table:table-cell table:style-name="TableCell69" table:number-columns-spanned="3">
            <text:p text:style-name="P70">כמות וסוג אריזה.</text:p>
          </table:table-cell>
          <table:covered-table-cell/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.</text:p>
          </table:table-cell>
        </table:table-row>
        <table:table-row table:style-name="TableRow75">
          <table:table-cell table:style-name="TableCell76">
            <text:p text:style-name="P77">צבעים על בסיס מים.</text:p>
          </table:table-cell>
          <table:table-cell table:style-name="TableCell78" table:number-columns-spanned="3">
            <text:p text:style-name="P79"><text:span text:style-name="T80">15-טון ,מיכלי פלסטיק של אחד טון</text:span><text:span text:style-name="T81"><text:s/></text:span><text:span text:style-name="T82">כל אחד.</text:span></text:p>
          </table:table-cell>
          <table:covered-table-cell/>
          <table:covered-table-cell/>
          <table:table-cell table:style-name="TableCell83">
            <text:p text:style-name="P84">-------</text:p>
          </table:table-cell>
          <table:table-cell table:style-name="TableCell85">
            <text:p text:style-name="P86">מערב<text:s/>–<text:s/>בחצר.</text:p>
          </table:table-cell>
        </table:table-row>
        <table:table-row table:style-name="TableRow87">
          <table:table-cell table:style-name="TableCell88">
            <text:p text:style-name="P89">סולר- 1202.</text:p>
          </table:table-cell>
          <table:table-cell table:style-name="TableCell90" table:number-columns-spanned="3">
            <text:p text:style-name="P91">1.5<text:s/>–<text:s/>טון צובר תת קרקעי.</text:p>
          </table:table-cell>
          <table:covered-table-cell/>
          <table:covered-table-cell/>
          <table:table-cell table:style-name="TableCell92">
            <text:p text:style-name="P93"><text:span text:style-name="T94">Z</text:span><text:span text:style-name="T95">.3</text:span></text:p>
          </table:table-cell>
          <table:table-cell table:style-name="TableCell96">
            <text:p text:style-name="P97">מערב<text:s/>–בחצר.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 table:number-columns-spanned="3">
            <text:p text:style-name="P102"/>
          </table:table-cell>
          <table:covered-table-cell/>
          <table:covered-table-cell/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 table:number-columns-spanned="3">
            <text:p text:style-name="P111"/>
          </table:table-cell>
          <table:covered-table-cell/>
          <table:covered-table-cell/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/></text:p>
          </table:table-cell>
          <table:table-cell table:style-name="TableCell119" table:number-columns-spanned="3">
            <text:p text:style-name="P120"><text:s/></text:p>
          </table:table-cell>
          <table:covered-table-cell/>
          <table:covered-table-cell/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 table:number-columns-spanned="3">
            <text:p text:style-name="P129"/>
          </table:table-cell>
          <table:covered-table-cell/>
          <table:covered-table-cell/>
          <table:table-cell table:style-name="TableCell130">
            <text:p text:style-name="P131"/>
          </table:table-cell>
          <table:table-cell table:style-name="TableCell132">
            <text:p text:style-name="P133"><text:s text:c="2"/>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 table:number-columns-spanned="3">
            <text:p text:style-name="P138"/>
          </table:table-cell>
          <table:covered-table-cell/>
          <table:covered-table-cell/>
          <table:table-cell table:style-name="TableCell139">
            <text:p text:style-name="P140"/>
          </table:table-cell>
          <table:table-cell table:style-name="TableCell141">
            <text:p text:style-name="P142"><text:s text:c="101"/>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3">
            <text:p text:style-name="P147"/>
          </table:table-cell>
          <table:covered-table-cell/>
          <table:covered-table-cell/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columns-spanned="6">
            <text:p text:style-name="P154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5">
          <table:table-cell table:style-name="TableCell156">
            <text:p text:style-name="P157"><text:bookmark-start text:name="_GoBack"/>שם</text:p>
          </table:table-cell>
          <table:table-cell table:style-name="TableCell158" table:number-columns-spanned="3">
            <text:p text:style-name="P159">טלפון</text:p>
          </table:table-cell>
          <table:covered-table-cell/>
          <table:covered-table-cell/>
          <table:table-cell table:style-name="TableCell160">
            <text:p text:style-name="P161"/>
          </table:table-cell>
          <table:table-cell table:style-name="TableCell162">
            <text:p text:style-name="P163">נייד</text:p>
          </table:table-cell>
        </table:table-row>
        <table:table-row table:style-name="TableRow164">
          <table:table-cell table:style-name="TableCell165">
            <text:p text:style-name="P166">אלי שואט.</text:p>
            <text:p text:style-name="P167">עופר דובניקוב</text:p>
          </table:table-cell>
          <table:table-cell table:style-name="TableCell168" table:number-columns-spanned="3">
            <text:p text:style-name="P169"/>
          </table:table-cell>
          <table:covered-table-cell/>
          <table:covered-table-cell/>
          <table:table-cell table:style-name="TableCell170">
            <text:p text:style-name="P171"/>
          </table:table-cell>
          <table:table-cell table:style-name="TableCell172">
            <text:p text:style-name="P173">052:3351767</text:p>
            <text:p text:style-name="P174">050:4055560</text:p>
          </table:table-cell>
        </table:table-row>
      </table:table>
      <text:p text:style-name="P175"><text:bookmark-end text:name="_GoBack"/></text:p>
      <text:p text:style-name="P176"><text:span text:style-name="T177">הערות מיוחדות:</text:span><text:span text:style-name="T178"><text:s/></text:span><text:span text:style-name="T179">אין חומרים מיוחדים ברמת דליקות ורעילות .</text:span></text:p>
      <text:p text:style-name="P180"/>
      <text:p text:style-name="P181"/>
      <text:p text:style-name="P182"/>
      <text:p text:style-name="P183"><text:span text:style-name="T184">סיור וממצאים:<text:s/></text:span><text:span text:style-name="T185">אבישי פפיאשוילי.</text:span><text:span text:style-name="T186"><text:s/>הבדיקה בוצעה בחודש יוני 2013.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7:00Z</meta:creation-date>
    <dc:date>2014-05-21T07:47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9" meta:character-count="717" meta:row-count="4" meta:non-whitespace-character-count="599"/>
  </office:meta>
</office:document-meta>
</file>